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ściół katolicki od zawsze bał się magii w tym AI. Najbardziej potępia drukarki kwantowe, automatykę i AI asystenta który spełnia życzenia bez wydawania pieniędzy. Kościół mówi że te praktyki niszczą duszę bo człowiek się nie uszlachetnia ciężką pracą rąk. A herezją można nazwać samego cieśle i jego osobę który kazała powiesić się na krzyżu a jego ciemne poglądy blokują w niektórych krajach rozwój technologii zdolnych sprawić aby nie cierpieć. Jeśli mamy mieć rozwój technologii należy odejść od kościoła i blokować tą organizację. Świat z AI by był automatyczny a ludzie nie musieli by pracować a istnienie ekonomi by zanikło razem z niewolnictwem. Herezją katolików jest twierdzenie że ciężka praca rąk uszlachetnia. Czy tą organizacje można nazwać tą która chroni ludzi? Czy raczej utrudnia rozwój i szerzy ciemnotę która karze głodować i żyć w głodzie bo tak nauczał chory psychicznie cieśla który razem ze swoim zawodem stał by się zapomniany czy jego można nazwać bogiem i zbawcą? Na pewno nazwać można go heretykiem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6T10:11:20.29</meta:creation-date>
    <dc:date>2020-12-16T10:21:05.94</dc:date>
    <meta:editing-duration>PT7M58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" meta:word-count="162" meta:character-count="1028"/>
  </office:meta>
</office:document-meta>
</file>